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67ad" officeooo:paragraph-rsid="001867ad"/>
    </style:style>
    <style:style style:name="P2" style:family="paragraph" style:parent-style-name="Standard" style:list-style-name="L1">
      <style:text-properties officeooo:rsid="001867ad" officeooo:paragraph-rsid="001867ad"/>
    </style:style>
    <style:style style:name="P3" style:family="paragraph" style:parent-style-name="Standard" style:list-style-name="L2">
      <style:text-properties officeooo:rsid="001867ad" officeooo:paragraph-rsid="001867ad"/>
    </style:style>
    <style:style style:name="P4" style:family="paragraph" style:parent-style-name="Standard" style:list-style-name="L2">
      <style:text-properties officeooo:rsid="001867ad" officeooo:paragraph-rsid="00187ff8"/>
    </style:style>
    <style:style style:name="P5" style:family="paragraph" style:parent-style-name="Standard" style:list-style-name="L3">
      <style:text-properties officeooo:rsid="001867ad" officeooo:paragraph-rsid="001867ad"/>
    </style:style>
    <style:style style:name="P6" style:family="paragraph" style:parent-style-name="Standard" style:list-style-name="L3">
      <style:text-properties officeooo:rsid="001867ad" officeooo:paragraph-rsid="0020e7e8"/>
    </style:style>
    <style:style style:name="P7" style:family="paragraph" style:parent-style-name="Standard" style:list-style-name="L3">
      <style:text-properties officeooo:rsid="001867ad" officeooo:paragraph-rsid="002280df"/>
    </style:style>
    <style:style style:name="P8" style:family="paragraph" style:parent-style-name="Standard" style:list-style-name="L5">
      <style:text-properties officeooo:rsid="00187ff8" officeooo:paragraph-rsid="00187ff8"/>
    </style:style>
    <style:style style:name="P9" style:family="paragraph" style:parent-style-name="Standard" style:list-style-name="L7">
      <style:text-properties officeooo:rsid="00187ff8" officeooo:paragraph-rsid="00187ff8"/>
    </style:style>
    <style:style style:name="P10" style:family="paragraph" style:parent-style-name="Standard" style:list-style-name="L1">
      <style:text-properties officeooo:rsid="00187ff8" officeooo:paragraph-rsid="00187ff8"/>
    </style:style>
    <style:style style:name="P11" style:family="paragraph" style:parent-style-name="Standard" style:list-style-name="L3">
      <style:text-properties officeooo:rsid="001d5c1d" officeooo:paragraph-rsid="001d5c1d"/>
    </style:style>
    <style:style style:name="T1" style:family="text">
      <style:text-properties officeooo:rsid="00187ff8"/>
    </style:style>
    <style:style style:name="T2" style:family="text">
      <style:text-properties officeooo:rsid="001d5c1d"/>
    </style:style>
    <style:style style:name="T3" style:family="text">
      <style:text-properties officeooo:rsid="001ec6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:</text:p>
      <text:list xml:id="list5170236605116874416" text:style-name="L1">
        <text:list-item>
          <text:p text:style-name="P2">Crud admin <text:s/><text:span text:style-name="T1">AdminController <text:s text:c="37"/>*Yu Ban</text:span></text:p>
        </text:list-item>
        <text:list-item>
          <text:p text:style-name="P2">Crud Entidades (validar) <text:span text:style-name="T1">EntidadController: <text:s text:c="15"/>*Paulo</text:span></text:p>
          <text:list>
            <text:list-item>
              <text:p text:style-name="P10">Notificar por mail a la entidad</text:p>
            </text:list-item>
            <text:list-item>
              <text:p text:style-name="P10">Tabla de solicitudes</text:p>
            </text:list-item>
          </text:list>
        </text:list-item>
      </text:list>
      <text:p text:style-name="P1"/>
      <text:p text:style-name="P1">EncargadoEntidad:</text:p>
      <text:list xml:id="list5709089883912484021" text:style-name="L5">
        <text:list-item>
          <text:p text:style-name="P8">Crud Encargados EncargadosController<text:tab/><text:tab/><text:tab/>*Lino</text:p>
        </text:list-item>
      </text:list>
      <text:list xml:id="list1522639249665864970" text:style-name="L2">
        <text:list-item>
          <text:p text:style-name="P4"><text:span text:style-name="T1">(update delete)</text:span> Entidades <text:span text:style-name="T1">EntidadController<text:tab/><text:tab/>*Paulo</text:span></text:p>
        </text:list-item>
        <text:list-item>
          <text:p text:style-name="P4">Crud presupuesto <text:span text:style-name="T1">PresupuestoController<text:tab/><text:tab/><text:tab/>*Lino</text:span></text:p>
        </text:list-item>
        <text:list-item>
          <text:p text:style-name="P3">Crud concepctos <text:span text:style-name="T1">ConceptoController <text:tab/><text:tab/><text:tab/><text:tab/>*Angel</text:span></text:p>
        </text:list-item>
        <text:list-item>
          <text:p text:style-name="P3">Crud Evidencias:<text:tab/> <text:span text:style-name="T1">EvidenciasController<text:tab/><text:tab/><text:tab/><text:tab/>*Edgar</text:span></text:p>
          <text:list>
            <text:list-item>
              <text:p text:style-name="P3">Subir archivos</text:p>
            </text:list-item>
          </text:list>
        </text:list-item>
      </text:list>
      <text:p text:style-name="P1"/>
      <text:p text:style-name="P1">Usuarios:</text:p>
      <text:list xml:id="list7826673533115258957" text:style-name="L7">
        <text:list-item>
          <text:p text:style-name="P9">Create entidades <text:s text:c="56"/>*<text:span text:style-name="T2">Paulo</text:span></text:p>
        </text:list-item>
      </text:list>
      <text:list xml:id="list5361661028780097119" text:style-name="L3">
        <text:list-item>
          <text:p text:style-name="P5">Ver Entidades, conceptos y evidencias: <text:s text:c="20"/>*<text:span text:style-name="T2">Angel y yu ban</text:span></text:p>
          <text:list>
            <text:list-item>
              <text:p text:style-name="P5">Mostrar conceptos en google maps<text:tab/><text:tab/><text:tab/><text:tab/>*<text:span text:style-name="T2">Yu ban y angel</text:span></text:p>
            </text:list-item>
            <text:list-item>
              <text:p text:style-name="P6">Ver concepto extendido:<text:tab/><text:tab/><text:tab/><text:tab/><text:tab/><text:tab/>*<text:span text:style-name="T2">Edgar (necesita el trabajo de yu y angel)</text:span></text:p>
              <text:list>
                <text:list-item>
                  <text:p text:style-name="P11">Ver imagenes<text:tab/><text:tab/><text:tab/><text:tab/><text:tab/><text:tab/><text:tab/> </text:p>
                </text:list-item>
                <text:list-item>
                  <text:p text:style-name="P11">Descargar imagenes <text:s text:c="21"/><text:tab/><text:tab/><text:tab/></text:p>
                </text:list-item>
              </text:list>
            </text:list-item>
            <text:list-item>
              <text:p text:style-name="P5">Ver gráficas evidencias<text:tab/><text:tab/><text:tab/><text:tab/><text:tab/><text:tab/>*<text:span text:style-name="T2">Lino (necesita el trabajo de yu y angel)</text:span></text:p>
            </text:list-item>
          </text:list>
        </text:list-item>
        <text:list-item>
          <text:p text:style-name="P7">Votar presupuestos<text:tab/><text:tab/><text:tab/><text:tab/><text:tab/><text:tab/><text:tab/> <text:s text:c="5"/>*<text:span text:style-name="T2">Paulo (necesita el trabajo de yu y angel)</text:span></text:p>
        </text:list-item>
        <text:list-item>
          <text:p text:style-name="P5">*Compartir redes sociales</text:p>
        </text:list-item>
        <text:list-item>
          <text:p text:style-name="P5">*Obtener búsquedas más recientes</text:p>
        </text:list-item>
        <text:list-item>
          <text:p text:style-name="P5">*Obtener presupuestos mejor y peor votados</text:p>
        </text:list-item>
        <text:list-item>
          <text:p text:style-name="P5">Buscar Entidades<text:tab/><text:tab/><text:tab/><text:tab/><text:tab/><text:tab/><text:tab/><text:tab/><text:tab/>*<text:span text:style-name="T3">Edgar y Lin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9:53.281615818</meta:creation-date>
    <dc:date>2018-05-24T18:22:13.612395365</dc:date>
    <meta:editing-duration>PT4H31M2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42" meta:character-count="1108" meta:non-whitespace-character-count="805"/>
  </office:meta>
</office:document-meta>
</file>